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/>
    </style:style>
    <style:style style:name="P3" style:parent-style-name="Заголовок1" style:family="paragraph">
      <style:paragraph-properties fo:text-align="justify"/>
    </style:style>
    <style:style style:name="T4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T5" style:parent-style-name="Основнойшрифтабзаца" style:family="text">
      <style:text-properties style:font-name="Times New Roman"/>
    </style:style>
    <style:style style:name="T6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7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P8" style:parent-style-name="Заголовок1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/>
    </style:style>
    <style:style style:name="P10" style:parent-style-name="Textbody" style:family="paragraph">
      <style:paragraph-properties fo:text-align="justify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Textbody" style:family="paragraph">
      <style:paragraph-properties fo:text-align="justify"/>
    </style:style>
    <style:style style:name="T25" style:parent-style-name="Основнойшрифтабзаца" style:family="text">
      <style:text-properties fo:font-size="14pt" style:font-size-asian="14pt" style:font-size-complex="14pt" fo:background-color="#FFFF00"/>
    </style:style>
    <style:style style:name="T26" style:parent-style-name="Основнойшрифтабзаца" style:family="text">
      <style:text-properties fo:font-size="14pt" style:font-size-asian="14pt" style:font-size-complex="14pt" fo:background-color="#FFFF00"/>
    </style:style>
    <style:style style:name="P2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Textbody" style:family="paragraph">
      <style:paragraph-properties fo:text-align="justify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Textbody" style:family="paragraph">
      <style:paragraph-properties fo:text-align="justify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2" style:parent-style-name="Textbody" style:family="paragraph">
      <style:paragraph-properties fo:text-align="justify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4" style:parent-style-name="Textbody" style:family="paragraph">
      <style:paragraph-properties fo:text-align="justify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6" style:parent-style-name="Textbody" style:family="paragraph">
      <style:paragraph-properties fo:text-align="justify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8" style:parent-style-name="Textbody" style:family="paragraph">
      <style:paragraph-properties fo:text-align="justify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0" style:parent-style-name="Textbody" style:family="paragraph">
      <style:paragraph-properties fo:text-align="justify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2" style:parent-style-name="Textbody" style:family="paragraph">
      <style:paragraph-properties fo:text-align="justify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4" style:parent-style-name="Textbody" style:family="paragraph">
      <style:paragraph-properties fo:text-align="justify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6" style:parent-style-name="Textbody" style:family="paragraph">
      <style:paragraph-properties fo:text-align="justify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Textbody" style:family="paragraph">
      <style:paragraph-properties fo:text-align="justify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P51" style:parent-style-name="Заголовок1" style:family="paragraph">
      <style:text-properties style:font-name="Times New Roman" style:font-name-complex="Times New Roman"/>
    </style:style>
    <style:style style:name="P52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3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4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5" style:parent-style-name="Заголовок1" style:family="paragraph">
      <style:text-properties style:font-name="Times New Roman" style:font-name-complex="Times New Roman"/>
    </style:style>
    <style:style style:name="P56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7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8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59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60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61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62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63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64" style:parent-style-name="Textbody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65" style:parent-style-name="Textbody" style:family="paragraph">
      <style:paragraph-properties fo:text-align="justify"/>
    </style:style>
    <style:style style:name="T66" style:parent-style-name="Гиперссылка" style:family="text">
      <style:text-properties style:font-name-complex="Times New Roman" fo:font-size="14pt" style:font-size-asian="14pt" style:font-size-complex="14pt"/>
    </style:style>
    <style:style style:name="P67" style:parent-style-name="Textbody" style:family="paragraph">
      <style:paragraph-properties fo:text-align="justify"/>
    </style:style>
    <style:style style:name="T68" style:parent-style-name="Основнойшрифтабзаца" style:family="text">
      <style:text-properties style:font-name-complex="Times New Roman" fo:font-size="14pt" style:font-size-asian="14pt" style:font-size-complex="14pt"/>
    </style:style>
  </office:automatic-styles>
  <office:body>
    <office:text text:use-soft-page-breaks="true">
      <text:h text:style-name="P1" text:outline-level="1"><text:span text:style-name="T2">Тема</text:span></text:h>
      <text:h text:style-name="P3" text:outline-level="1"><text:span text:style-name="T4">Метод автоматического извлечения<text:s/></text:span><text:span text:style-name="T5">ключевых<text:s/></text:span><text:span text:style-name="T6">слов/словосочетаний</text:span><text:span text:style-name="T7"><text:s/>из текста документов.</text:span></text:h>
      <text:h text:style-name="P8" text:outline-level="1"><text:span text:style-name="T9">Общая информация</text:span></text:h>
      <text:p text:style-name="P10"><text:span text:style-name="T11">С появлением интернета, у каждого человека появился доступ к неограниченному, постоянно пополняющемуся источнику данных: будь это новости, информационные посты или научная литература. На<text:s/></text:span><text:span text:style-name="T12">сегодняшний день</text:span><text:span text:style-name="T13">, количество<text:s/></text:span><text:span text:style-name="T14">опубликованых документов достигает 1 билиона веб-страниц. Такое<text:s/></text:span><text:span text:style-name="T15">хтоническое</text:span><text:span text:style-name="T16"><text:s/>количество информации делает задачу индексирования и поиска достаточно затруднительной, тем более преобладающие большинство документов не имеет ключевых слов (выражений) отсутствие</text:span><text:span text:style-name="T17"><text:s/>которых заставляет пользователя полностью прочитать документ что бы получить общее представление о информации. Проставлять в ручную ключевую информацию для <text:s/>текста быстро превращается в раздражающую задачу. При таком огромном количестве документов ручное<text:s/></text:span><text:span text:style-name="T18">проставление является невозможным. Для того что бы автоматизировать данный процесс часто используются программы для извлечения ключевых слов, которые используются для поиска ключевой идее текста и извлечениния\создания ключевых слов текста. Обычно результа</text:span><text:span text:style-name="T19">т данной работы представляет из себя от 5 — 15 ключевых значений, которые предсталяю информацию пользователю или специальным машинам общую информацию о документе.</text:span></text:p>
      <text:p text:style-name="P20"/>
      <text:p text:style-name="P21"><text:span text:style-name="T22">Извлечение ключевых слов может быть полезно огромному количеству людей, которые хотят познак</text:span><text:span text:style-name="T23">омится с той или иной темой. На пример: людям которые хотят познакомится с историей о короновирусе или студенту который хочет изучить определенный предмет.</text:span></text:p>
      <text:p text:style-name="P24"/>
      <text:h text:style-name="Заголовок1" text:outline-level="1">Проблема:<text:s/></text:h>
      <text:p text:style-name="Обычный"><text:span text:style-name="T25">Выделение общей информации из текста, с целью структуризации и ускорения поиска информаци</text:span><text:span text:style-name="T26">и</text:span></text:p>
      <text:p text:style-name="P27"/>
      <text:h text:style-name="Заголовок1" text:outline-level="1">Методы:</text:h>
      <text:list text:style-name="LFO1" text:continue-numbering="true">
        <text:list-item>
          <text:p text:style-name="P28"><text:span text:style-name="T29">Статистические методы</text:span></text:p>
          <text:list text:continue-numbering="true">
            <text:list-item>
              <text:p text:style-name="P30"><text:span text:style-name="T31">MF</text:span></text:p>
            </text:list-item>
            <text:list-item>
              <text:p text:style-name="P32"><text:span text:style-name="T33">TF-ISF</text:span></text:p>
            </text:list-item>
            <text:list-item>
              <text:p text:style-name="P34"><text:span text:style-name="T35">TF-IDF</text:span></text:p>
            </text:list-item>
            <text:list-item>
              <text:p text:style-name="P36"><text:span text:style-name="T37">CSI</text:span></text:p>
            </text:list-item>
            <text:list-item>
              <text:p text:style-name="P38"><text:span text:style-name="T39">EB</text:span></text:p>
            </text:list-item>
            <text:list-item>
              <text:p text:style-name="P40"><text:span text:style-name="T41">TR</text:span></text:p>
            </text:list-item>
            <text:list-item>
              <text:p text:style-name="P42"><text:span text:style-name="T43">YAKE</text:span></text:p>
            </text:list-item>
            <text:list-item>
              <text:p text:style-name="P44"><text:span text:style-name="T45">KEA</text:span></text:p>
            </text:list-item>
          </text:list>
        </text:list-item>
        <text:list-item>
          <text:p text:style-name="P46"><text:span text:style-name="T47">Гибридные</text:span></text:p>
          <text:list text:continue-numbering="true">
            <text:list-item>
              <text:p text:style-name="P48"><text:span text:style-name="T49">Использующие<text:s/></text:span><text:span text:style-name="T50">статистические методы и Машинное обучение</text:span></text:p>
            </text:list-item>
          </text:list>
        </text:list-item>
      </text:list>
      <text:h text:style-name="P51" text:outline-level="1">Алгоритм работы:</text:h>
      <text:list text:style-name="LFO2" text:continue-numbering="true">
        <text:list-item>
          <text:list>
            <text:list-item>
              <text:p text:style-name="P52">На вход подается документ, новость, статья (Думаю тут можно выбрать, может стоить даже поработать над новостными агрегаторами)</text:p>
            </text:list-item>
            <text:list-item>
              <text:p text:style-name="P53">Документ обрабатывается методом</text:p>
            </text:list-item>
          </text:list>
        </text:list-item>
      </text:list>
      <text:p text:style-name="P54"/>
      <text:h text:style-name="P55" text:outline-level="1">Возможные вариации тем:</text:h>
      <text:list text:style-name="LFO2" text:continue-numbering="true">
        <text:list-item>
          <text:list>
            <text:list-item>
              <text:list>
                <text:list-item>
                  <text:p text:style-name="P56">Работа не только с бумажными источниками а на пример с Хабром или другом новостным агрегатором.</text:p>
                </text:list-item>
                <text:list-item>
                  <text:p text:style-name="P57">Получение доработонного\нового метода</text:p>
                </text:list-item>
                <text:list-item>
                  <text:p text:style-name="P58">Рекомендация по использованию уже существующих методов</text:p>
                </text:list-item>
              </text:list>
            </text:list-item>
          </text:list>
        </text:list-item>
      </text:list>
      <text:h text:style-name="P59" text:outline-level="1">Ограничения:</text:h>
      <text:list text:style-name="LFO3" text:continue-numbering="true">
        <text:list-item>
          <text:p text:style-name="P60">Тексты документов написаны с использованием Русского языка.</text:p>
        </text:list-item>
        <text:list-item>
          <text:p text:style-name="P61">Для алгоритма не требуется большая документов или достаточно наличие нескольких.</text:p>
        </text:list-item>
      </text:list>
      <text:p text:style-name="P62"/>
      <text:p text:style-name="P63"/>
      <text:p text:style-name="P64">Пример литературы:</text:p>
      <text:list text:style-name="LFO3" text:continue-numbering="true">
        <text:list-item>
          <text:list>
            <text:list-item>
              <text:p text:style-name="P65"><text:a xlink:href="https://www.sciencedirect.com/science/article/pii/S0957417416301464" office:target-frame-name="_top" xlink:show="replace"><text:span text:style-name="T66">https://www.sciencedirect.com/science/article/pii/S0957417416301464</text:span></text:a></text:p>
            </text:list-item>
            <text:list-item>
              <text:p text:style-name="P67"><text:span text:style-name="T68">https://reader.elsevier.com/reader/sd/pii/S0020025519308588?token=7AE28F9AF12ECA6A6A91C8E85932EAB17EE892D969E16EE6C1D0A4F9ACAFDCBAC7F1F9399657A734670F8E3BB94286BE&amp;originRegion=eu-west-1&amp;originCreation=20211219113500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zzubik</dc:creator>
    <meta:creation-date>2021-12-19T09:45:00Z</meta:creation-date>
    <dc:date>2021-12-19T12:41:00Z</dc:date>
    <meta:print-date>2021-12-19T12:27:00Z</meta:print-date>
    <meta:template xlink:href="Normal.dotm" xlink:type="simple"/>
    <meta:editing-cycles>4</meta:editing-cycles>
    <meta:editing-duration>PT1980S</meta:editing-duration>
    <meta:document-statistic meta:page-count="2" meta:paragraph-count="5" meta:word-count="398" meta:character-count="2665" meta:row-count="18" meta:non-whitespace-character-count="2272"/>
  </office:meta>
</office:document-meta>
</file>